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30927"/>
          <table:table-cell office:value-type="float" office:value="1.19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259.0"/>
          <table:table-cell office:value-type="float" office:value="151212.0"/>
          <table:table-cell office:value-type="float" office:value="571772.0"/>
          <table:table-cell office:value-type="float" office:value="1134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06753"/>
          <table:table-cell office:value-type="float" office:value="0.98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287.0"/>
          <table:table-cell office:value-type="float" office:value="151212.0"/>
          <table:table-cell office:value-type="float" office:value="571773.0"/>
          <table:table-cell office:value-type="float" office:value="113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2742"/>
          <table:table-cell office:value-type="float" office:value="1.16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70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25071"/>
          <table:table-cell office:value-type="float" office:value="1.14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9.0"/>
          <table:table-cell office:value-type="float" office:value="2609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25965"/>
          <table:table-cell office:value-type="float" office:value="1.17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528.0"/>
          <table:table-cell office:value-type="float" office:value="151212.0"/>
          <table:table-cell office:value-type="float" office:value="571773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18064"/>
          <table:table-cell office:value-type="float" office:value="1.10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51.0"/>
          <table:table-cell office:value-type="float" office:value="168354.0"/>
          <table:table-cell office:value-type="float" office:value="632554.0"/>
          <table:table-cell office:value-type="float" office:value="12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30879"/>
          <table:table-cell office:value-type="float" office:value="1.22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2390.0"/>
          <table:table-cell office:value-type="float" office:value="168354.0"/>
          <table:table-cell office:value-type="float" office:value="632554.0"/>
          <table:table-cell office:value-type="float" office:value="122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30801"/>
          <table:table-cell office:value-type="float" office:value="1.22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1902.0"/>
          <table:table-cell office:value-type="float" office:value="168354.0"/>
          <table:table-cell office:value-type="float" office:value="632555.0"/>
          <table:table-cell office:value-type="float" office:value="121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23413"/>
          <table:table-cell office:value-type="float" office:value="1.16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482.0"/>
          <table:table-cell office:value-type="float" office:value="168354.0"/>
          <table:table-cell office:value-type="float" office:value="632556.0"/>
          <table:table-cell office:value-type="float" office:value="12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17518"/>
          <table:table-cell office:value-type="float" office:value="1.07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437.0"/>
          <table:table-cell office:value-type="float" office:value="168354.0"/>
          <table:table-cell office:value-type="float" office:value="632556.0"/>
          <table:table-cell office:value-type="float" office:value="122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22081"/>
          <table:table-cell office:value-type="float" office:value="0.5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99.0"/>
          <table:table-cell office:value-type="float" office:value="51742.0"/>
          <table:table-cell office:value-type="float" office:value="194653.0"/>
          <table:table-cell office:value-type="float" office:value="65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29332"/>
          <table:table-cell office:value-type="float" office:value="0.3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2.0"/>
          <table:table-cell office:value-type="float" office:value="51742.0"/>
          <table:table-cell office:value-type="float" office:value="194653.0"/>
          <table:table-cell office:value-type="float" office:value="63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521476"/>
          <table:table-cell office:value-type="float" office:value="0.4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72.0"/>
          <table:table-cell office:value-type="float" office:value="51742.0"/>
          <table:table-cell office:value-type="float" office:value="194653.0"/>
          <table:table-cell office:value-type="float" office:value="6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02886"/>
          <table:table-cell office:value-type="float" office:value="0.4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20.0"/>
          <table:table-cell office:value-type="float" office:value="51742.0"/>
          <table:table-cell office:value-type="float" office:value="194653.0"/>
          <table:table-cell office:value-type="float" office:value="65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48175"/>
          <table:table-cell office:value-type="float" office:value="0.3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31.0"/>
          <table:table-cell office:value-type="float" office:value="51742.0"/>
          <table:table-cell office:value-type="float" office:value="194653.0"/>
          <table:table-cell office:value-type="float" office:value="6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0629"/>
          <table:table-cell office:value-type="float" office:value="0.97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369.0"/>
          <table:table-cell office:value-type="float" office:value="140844.0"/>
          <table:table-cell office:value-type="float" office:value="534030.0"/>
          <table:table-cell office:value-type="float" office:value="108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10295"/>
          <table:table-cell office:value-type="float" office:value="1.01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324.0"/>
          <table:table-cell office:value-type="float" office:value="140844.0"/>
          <table:table-cell office:value-type="float" office:value="534029.0"/>
          <table:table-cell office:value-type="float" office:value="10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21493"/>
          <table:table-cell office:value-type="float" office:value="1.1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321.0"/>
          <table:table-cell office:value-type="float" office:value="140844.0"/>
          <table:table-cell office:value-type="float" office:value="534029.0"/>
          <table:table-cell office:value-type="float" office:value="107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145"/>
          <table:table-cell office:value-type="float" office:value="1.0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670.0"/>
          <table:table-cell office:value-type="float" office:value="140844.0"/>
          <table:table-cell office:value-type="float" office:value="534029.0"/>
          <table:table-cell office:value-type="float" office:value="108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47562"/>
          <table:table-cell office:value-type="float" office:value="1.39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802.0"/>
          <table:table-cell office:value-type="float" office:value="140844.0"/>
          <table:table-cell office:value-type="float" office:value="534031.0"/>
          <table:table-cell office:value-type="float" office:value="109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45788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5.0"/>
          <table:table-cell office:value-type="float" office:value="16661.0"/>
          <table:table-cell office:value-type="float" office:value="62877.0"/>
          <table:table-cell office:value-type="float" office:value="39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41125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1.0"/>
          <table:table-cell office:value-type="float" office:value="16661.0"/>
          <table:table-cell office:value-type="float" office:value="62877.0"/>
          <table:table-cell office:value-type="float" office:value="38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97751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6.0"/>
          <table:table-cell office:value-type="float" office:value="16661.0"/>
          <table:table-cell office:value-type="float" office:value="62877.0"/>
          <table:table-cell office:value-type="float" office:value="39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27469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2.0"/>
          <table:table-cell office:value-type="float" office:value="16661.0"/>
          <table:table-cell office:value-type="float" office:value="62877.0"/>
          <table:table-cell office:value-type="float" office:value="40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78851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5.0"/>
          <table:table-cell office:value-type="float" office:value="16661.0"/>
          <table:table-cell office:value-type="float" office:value="62877.0"/>
          <table:table-cell office:value-type="float" office:value="43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